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FACDFE694.jpg"/>
  <manifest:file-entry manifest:media-type="image/jpeg" manifest:full-path="Pictures/1000000000000040000000409CF210D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9in" style:rel-column-width="9404*"/>
    </style:style>
    <style:style style:name="Table6.B" style:family="table-column">
      <style:table-column-properties style:column-width="2.0229in" style:rel-column-width="19063*"/>
    </style:style>
    <style:style style:name="Table6.C" style:family="table-column">
      <style:table-column-properties style:column-width="3.9333in" style:rel-column-width="37068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9792in" style:rel-column-width="1410*"/>
    </style:style>
    <style:style style:name="Table3.B" style:family="table-column">
      <style:table-column-properties style:column-width="1.0521in" style:rel-column-width="1515*"/>
    </style:style>
    <style:style style:name="Table3.C" style:family="table-column">
      <style:table-column-properties style:column-width="0.5625in" style:rel-column-width="810*"/>
    </style:style>
    <style:style style:name="Table3.D" style:family="table-column">
      <style:table-column-properties style:column-width="0.8646in" style:rel-column-width="1245*"/>
    </style:style>
    <style:style style:name="Table3.E" style:family="table-column">
      <style:table-column-properties style:column-width="0.7708in" style:rel-column-width="1110*"/>
    </style:style>
    <style:style style:name="Table3.F" style:family="table-column">
      <style:table-column-properties style:column-width="1.0625in" style:rel-column-width="1530*"/>
    </style:style>
    <style:style style:name="Table3.G" style:family="table-column">
      <style:table-column-properties style:column-width="0.7292in" style:rel-column-width="1050*"/>
    </style:style>
    <style:style style:name="Table3.H" style:family="table-column">
      <style:table-column-properties style:column-width="0.7396in" style:rel-column-width="106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2" style:family="table-row">
      <style:table-row-properties style:min-row-height="0.7889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2396in" style:rel-column-width="6105*"/>
    </style:style>
    <style:style style:name="Table4.B" style:family="table-column">
      <style:table-column-properties style:column-width="1.3014in" style:rel-column-width="1874*"/>
    </style:style>
    <style:style style:name="Table4.C" style:family="table-column">
      <style:table-column-properties style:column-width="1.2194in" style:rel-column-width="1756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11"/><text:text-input text:description="">$salesOrder.title</text:text-input> </text:p>
          </table:table-cell>
          <table:table-cell table:style-name="Table6.B1" office:value-type="string">
            <text:p text:style-name="P7"><text:s text:c="18"/>Order No <text:s text:c="19"/><text:text-input text:description="">$salesOrder.number</text:text-input></text:p>
            <text:p text:style-name="P7"><text:s text:c="18"/>Customer Order No <text:s text:c="2"/><text:text-input text:description="">$salesOrder.customerNo</text:text-input></text:p>
            <text:p text:style-name="P7"><text:s text:c="18"/>Currency <text:s text:c="20"/><text:text-input text:description="">$salesOrder.currency</text:text-input></text:p>
            <text:p text:style-name="P7"><text:s text:c="18"/>Order Date <text:s text:c="17"/><text:text-input text:description="">$salesOrder.date</text:text-input></text:p>
            <text:p text:style-name="P7"><text:s text:c="18"/>Due <text:s/>Date <text:s text:c="19"/><text:text-input text:description="">$salesOrder.dueDate</text:text-input></text:p>
            <text:p text:style-name="P7"><text:s text:c="18"/>Payment Terms <text:s text:c="10"/><text:text-input text:description="">$salesOrder.terms</text:text-input></text:p>
            <text:p text:style-name="P7"><text:s text:c="18"/>Shipping Terms <text:s text:c="10"/><text:text-input text:description="">$salesOrder.shipTerms</text:text-input></text:p>
            <text:p text:style-name="P7"><text:s text:c="18"/>Status <text:s text:c="25"/><text:text-input text:description="">$sales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salesOrder.billTo.address1</text:text-input></text:p>
            <text:p text:style-name="P4"><text:text-input text:description="">$salesOrder.billTo.street</text:text-input></text:p>
            <text:p text:style-name="P4"><text:text-input text:description="">$salesOrder.billTo.city</text:text-input></text:p>
            <text:p text:style-name="P4"><text:text-input text:description="">$salesOrder.billTo.stateOrProvinence</text:text-input></text:p>
            <text:p text:style-name="P4"><text:text-input text:description="">$salesOrder.billTo.zipOrPostalCode</text:text-input></text:p>
            <text:p text:style-name="P4"><text:text-input text:description="">$salesOrder.billTo.countryOrRegion</text:text-input></text:p>
          </table:table-cell>
          <table:table-cell table:style-name="Table9.B2" office:value-type="string">
            <text:p text:style-name="P4"><text:text-input text:description="">$salesOrder.shipTo.address1</text:text-input></text:p>
            <text:p text:style-name="P4"><text:text-input text:description="">$salesOrder.shipTo.street</text:text-input></text:p>
            <text:p text:style-name="P4"><text:text-input text:description="">$salesOrder.shipTo.city</text:text-input></text:p>
            <text:p text:style-name="P4"><text:text-input text:description="">$salesOrder.shipTo.stateOrProvinence</text:text-input></text:p>
            <text:p text:style-name="P4"><text:text-input text:description="">$salesOrder.shipTo.zipOrPostalCode</text:text-input></text:p>
            <text:p text:style-name="P4"><text:text-input text:description="">$salesOrder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ustomer Name</text:p>
          </table:table-cell>
          <table:table-cell table:style-name="Table1.B1" office:value-type="string">
            <text:p text:style-name="P8"><text:text-input text:description="">$salesOrder.custome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sales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 table:style-name="Table3.2"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sales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sales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5"><text:text-input text:description="">$salesOrder.taxTotal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sales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sales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sales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salesOrder.regAddress.address1</text:text-input></text:p>
            <text:p text:style-name="Table_20_Contents"><text:text-input text:description="">$salesOrder.regAddress.street</text:text-input></text:p>
            <text:p text:style-name="Table_20_Contents"><text:text-input text:description="">$salesOrder.regAddress.city</text:text-input></text:p>
            <text:p text:style-name="Table_20_Contents"><text:text-input text:description="">$salesOrder.regAddress.stateOrProvinence</text:text-input></text:p>
            <text:p text:style-name="Table_20_Contents"><text:text-input text:description="">$salesOrder.regAddress.zipOrPostalCode</text:text-input></text:p>
            <text:p text:style-name="Table_20_Contents"><text:text-input text:description="">$salesOrder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9T15:22:07.14</dc:date>
    <meta:editing-duration>PT3H24M51S</meta:editing-duration>
    <meta:editing-cycles>78</meta:editing-cycles>
    <meta:document-statistic meta:table-count="7" meta:image-count="2" meta:object-count="0" meta:page-count="1" meta:paragraph-count="58" meta:word-count="82" meta:character-count="1529"/>
  </office:meta>
</office:document-meta>
</file>